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1" fo:font-size="14pt" fo:font-weight="bold" officeooo:rsid="00144074" officeooo:paragraph-rsid="0014407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>
      <style:text-properties style:font-name="Arial1"/>
    </style:style>
    <style:style style:name="T1" style:family="text">
      <style:text-properties loext:padding="0.049cm" loext:border="0.06pt solid #e3e3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lef"/>
    </style:style>
    <style:style style:name="T4" style:family="text">
      <style:text-properties style:font-name="Arial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><text:span text:style-name="Strong_20_Emphasis"><text:span text:style-name="T4">População</text:span></text:span><text:span text:style-name="T4">: "Das 200 empresas que tiveram acesso ao questionário…"</text:span></text:p>
      <text:p text:style-name="Text_20_body"/>
      <text:p text:style-name="Text_20_body"><text:span text:style-name="Strong_20_Emphasis"><text:span text:style-name="T4">Amostra</text:span></text:span><text:span text:style-name="T4">: "Foram analisadas 200 empresas, onde uma amostra de 152 empresas respondeu a todas as perguntas do questionário."</text:span></text:p>
      <text:p text:style-name="Text_20_body"/>
      <text:p text:style-name="Text_20_body"><text:span text:style-name="Strong_20_Emphasis"><text:span text:style-name="T4">Parâmetro</text:span></text:span><text:span text:style-name="T4">: "Percebe-se que a maioria das empresas entrevistadas considera a estatística com alto grau de aplicabilidade e importância…"</text:span></text:p>
      <text:p text:style-name="Text_20_body"/>
      <text:p text:style-name="Text_20_body"><text:span text:style-name="Strong_20_Emphasis"><text:span text:style-name="T4">Estatística</text:span></text:span><text:span text:style-name="T4">: "Gráfico 01: Grau de importância do uso da estatística na empresa apontado por empresas em Elói Mendes."</text:span></text:p>
      <text:p text:style-name="Text_20_body"/>
      <text:p text:style-name="P4"><text:span text:style-name="T2">Dados</text:span> "Em relação às justificativas de cada resposta que não havia obrigatoriedade em responder, apenas 59 empresas justificaram."</text:p>
      <text:p text:style-name="P4"/>
      <text:p text:style-name="P4"><text:span text:style-name="T2">Variável</text:span> “Em relação ao grau de influência da estatística nas tomadas de decisões, as empresas em sua maioria responderam alto ou médio” 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1" fo:font-size="14pt" fo:font-weight="bold" officeooo:rsid="00144074" officeooo:paragraph-rsid="00144074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refa 2 – Elementos estatísticos – identificação em artigo </text:p>
        <text:p text:style-name="MP2">Erick Calazãe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8:49:35.589000000</meta:creation-date>
    <dc:date>2024-04-05T18:54:44.715000000</dc:date>
    <meta:editing-duration>PT5M9S</meta:editing-duration>
    <meta:editing-cycles>1</meta:editing-cycles>
    <meta:document-statistic meta:table-count="0" meta:image-count="0" meta:object-count="0" meta:page-count="1" meta:paragraph-count="9" meta:word-count="112" meta:character-count="781" meta:non-whitespace-character-count="672"/>
    <meta:generator>LibreOffice/7.4.3.2$Windows_X86_64 LibreOffice_project/1048a8393ae2eeec98dff31b5c133c5f1d08b890</meta:generator>
  </office:meta>
</office:document-meta>
</file>